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289245" officeooo:paragraph-rsid="00289245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officeooo:rsid="001b2055" officeooo:paragraph-rsid="0022ad6e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officeooo:paragraph-rsid="0022ad6e"/>
    </style:style>
    <style:style style:name="T1" style:family="text">
      <style:text-properties style:font-name="DejaVu Sans Condensed" fo:font-size="12pt" fo:font-weight="bold" officeooo:rsid="001c188a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2954e4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1b2055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2b1bd0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6</text:span><text:span text:style-name="T4">0</text:span><text:span text:style-name="T2">1</text:span><text:span text:style-name="T1"> - </text:span><text:span text:style-name="T3">Notes, Quirks, and Trivia</text:span></text:p>
      <text:p text:style-name="P2"/>
      <text:list xml:id="list1007413568" text:style-name="L1">
        <text:list-item>
          <text:p text:style-name="P1">None yet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8-28T12:33:41.092000000</dc:date>
    <meta:editing-duration>PT5H42M41S</meta:editing-duration>
    <meta:editing-cycles>29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" meta:word-count="9" meta:character-count="40" meta:non-whitespace-character-count="34"/>
  </office:meta>
</office:document-meta>
</file>